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3000000C2A0441A7564B4C822.png" manifest:media-type="image/png"/>
  <manifest:file-entry manifest:full-path="Pictures/10000201000000C8000000C8B220BB0443C96CA8.png" manifest:media-type="image/png"/>
  <manifest:file-entry manifest:full-path="Pictures/10000201000000640000005A54371F04D8E05F41.png" manifest:media-type="image/png"/>
  <manifest:file-entry manifest:full-path="Pictures/100002010000009C0000009CD14D2938A1A71EBF.png" manifest:media-type="image/png"/>
  <manifest:file-entry manifest:full-path="Pictures/10000201000000E0000000E0B7D493156C2D01D7.png" manifest:media-type="image/png"/>
  <manifest:file-entry manifest:full-path="Pictures/100002010000013E0000009F165138DF672AFBF8.png" manifest:media-type="image/png"/>
  <manifest:file-entry manifest:full-path="Pictures/100002010000012C000000EC0E3E36777C0F8461.png" manifest:media-type="image/png"/>
  <manifest:file-entry manifest:full-path="Pictures/10000201000000A0000000A06E2F81CC144453DC.png" manifest:media-type="image/png"/>
  <manifest:file-entry manifest:full-path="Pictures/1000020100000064000000648AA11D63E22F1D07.png" manifest:media-type="image/png"/>
  <manifest:file-entry manifest:full-path="Pictures/1000020100000200000002003095BE4C4F2C2AAD.png" manifest:media-type="image/png"/>
  <manifest:file-entry manifest:full-path="Pictures/100002010000005A0000005AFC24DE79CD8E3500.png" manifest:media-type="image/png"/>
  <manifest:file-entry manifest:full-path="Pictures/10000201000000C8000000C8E5CCEDE5150DF75F.png" manifest:media-type="image/png"/>
  <manifest:file-entry manifest:full-path="Pictures/10000201000000E1000000E137D769C7FEC3FF6F.png" manifest:media-type="image/png"/>
  <manifest:file-entry manifest:full-path="Pictures/10000201000000E1000000E17BA476993A0D2587.png" manifest:media-type="image/png"/>
  <manifest:file-entry manifest:full-path="Pictures/1000020100000122000000AECE1BBD6129433859.png" manifest:media-type="image/png"/>
  <manifest:file-entry manifest:full-path="Pictures/100002010000019000000184A3CC03E3FF5D6737.png" manifest:media-type="image/png"/>
  <manifest:file-entry manifest:full-path="Pictures/10000201000000E2000000DF1E76EAAFFF8800BF.png" manifest:media-type="image/png"/>
  <manifest:file-entry manifest:full-path="Pictures/10000201000001D20000015F5BBDC6901DD2AB87.png" manifest:media-type="image/png"/>
  <manifest:file-entry manifest:full-path="Pictures/100002010000006400000064F39D23348CD9183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3.767cm" svg:height="3.767cm" svg:x="1.889cm" svg:y="1.678cm">
          <draw:image xlink:href="Pictures/1000020100000200000002003095BE4C4F2C2AAD.png" xlink:type="simple" xlink:show="embed" xlink:actuate="onLoad">
            <text:p/>
          </draw:image>
        </draw:frame>
        <draw:frame draw:style-name="gr1" draw:text-style-name="P1" draw:layer="layout" svg:width="3.048cm" svg:height="3.048cm" svg:x="6.334cm" svg:y="2.016cm">
          <draw:image xlink:href="Pictures/10000201000000C8000000C8E5CCEDE5150DF75F.png" xlink:type="simple" xlink:show="embed" xlink:actuate="onLoad">
            <text:p/>
          </draw:image>
        </draw:frame>
        <draw:frame draw:style-name="gr1" draw:text-style-name="P1" draw:layer="layout" svg:width="2.38cm" svg:height="2.38cm" svg:x="10.757cm" svg:y="2.337cm">
          <draw:image xlink:href="Pictures/100002010000005A0000005AFC24DE79CD8E3500.png" xlink:type="simple" xlink:show="embed" xlink:actuate="onLoad">
            <text:p/>
          </draw:image>
        </draw:frame>
        <draw:frame draw:style-name="gr1" draw:text-style-name="P1" draw:layer="layout" svg:width="3.876cm" svg:height="3.048cm" svg:x="2.651cm" svg:y="8.366cm">
          <draw:image xlink:href="Pictures/100002010000012C000000EC0E3E36777C0F8461.png" xlink:type="simple" xlink:show="embed" xlink:actuate="onLoad">
            <text:p/>
          </draw:image>
        </draw:frame>
        <draw:frame draw:style-name="gr1" draw:text-style-name="P1" draw:layer="layout" svg:width="4.216cm" svg:height="3.175cm" svg:x="7.08cm" svg:y="8.266cm">
          <draw:image xlink:href="Pictures/10000201000001D20000015F5BBDC6901DD2AB87.png" xlink:type="simple" xlink:show="embed" xlink:actuate="onLoad">
            <text:p/>
          </draw:image>
        </draw:frame>
        <draw:frame draw:style-name="gr1" draw:text-style-name="P1" draw:layer="layout" svg:width="5.504cm" svg:height="3.302cm" svg:x="11.752cm" svg:y="8.366cm">
          <draw:image xlink:href="Pictures/1000020100000122000000AECE1BBD6129433859.png" xlink:type="simple" xlink:show="embed" xlink:actuate="onLoad">
            <text:p/>
          </draw:image>
        </draw:frame>
        <draw:frame draw:style-name="gr1" draw:text-style-name="P1" draw:layer="layout" svg:width="4.059cm" svg:height="3.937cm" svg:x="2.422cm" svg:y="13.827cm">
          <draw:image xlink:href="Pictures/100002010000019000000184A3CC03E3FF5D6737.png" xlink:type="simple" xlink:show="embed" xlink:actuate="onLoad">
            <text:p/>
          </draw:image>
        </draw:frame>
        <draw:frame draw:style-name="gr1" draw:text-style-name="P1" draw:layer="layout" svg:width="4.572cm" svg:height="4.572cm" svg:x="7.604cm" svg:y="13.573cm">
          <draw:image xlink:href="Pictures/10000201000000E1000000E137D769C7FEC3FF6F.png" xlink:type="simple" xlink:show="embed" xlink:actuate="onLoad">
            <text:p/>
          </draw:image>
        </draw:frame>
        <draw:frame draw:style-name="gr1" draw:text-style-name="P1" draw:layer="layout" svg:width="5.691cm" svg:height="5.615cm" svg:x="12.692cm" svg:y="12.911cm">
          <draw:image xlink:href="Pictures/10000201000000E2000000DF1E76EAAFFF8800BF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1" draw:text-style-name="P1" draw:layer="layout" svg:width="2.645cm" svg:height="2.645cm" svg:x="2.125cm" svg:y="2.472cm">
          <draw:image xlink:href="Pictures/100002010000006400000064F39D23348CD91833.png" xlink:type="simple" xlink:show="embed" xlink:actuate="onLoad">
            <text:p/>
          </draw:image>
        </draw:frame>
        <draw:frame draw:style-name="gr1" draw:text-style-name="P1" draw:layer="layout" svg:width="7.016cm" svg:height="3.508cm" svg:x="5.541cm" svg:y="1.874cm">
          <draw:image xlink:href="Pictures/100002010000013E0000009F165138DF672AFBF8.png" xlink:type="simple" xlink:show="embed" xlink:actuate="onLoad">
            <text:p/>
          </draw:image>
        </draw:frame>
        <draw:frame draw:style-name="gr1" draw:text-style-name="P1" draw:layer="layout" svg:width="2.921cm" svg:height="2.921cm" svg:x="2.143cm" svg:y="5.699cm">
          <draw:image xlink:href="Pictures/10000201000000E1000000E17BA476993A0D2587.png" xlink:type="simple" xlink:show="embed" xlink:actuate="onLoad">
            <text:p/>
          </draw:image>
        </draw:frame>
        <draw:frame draw:style-name="gr1" draw:text-style-name="P1" draw:layer="layout" svg:width="4.127cm" svg:height="4.127cm" svg:x="5.509cm" svg:y="5.318cm">
          <draw:image xlink:href="Pictures/100002010000009C0000009CD14D2938A1A71EBF.png" xlink:type="simple" xlink:show="embed" xlink:actuate="onLoad">
            <text:p/>
          </draw:image>
        </draw:frame>
        <draw:frame draw:style-name="gr1" draw:text-style-name="P1" draw:layer="layout" svg:width="3.302cm" svg:height="3.302cm" svg:x="9.763cm" svg:y="5.681cm">
          <draw:image xlink:href="Pictures/10000201000000E0000000E0B7D493156C2D01D7.png" xlink:type="simple" xlink:show="embed" xlink:actuate="onLoad">
            <text:p/>
          </draw:image>
        </draw:frame>
        <draw:frame draw:style-name="gr1" draw:text-style-name="P1" draw:layer="layout" svg:width="2.645cm" svg:height="2.645cm" svg:x="2.143cm" svg:y="11.541cm">
          <draw:image xlink:href="Pictures/1000020100000064000000648AA11D63E22F1D07.png" xlink:type="simple" xlink:show="embed" xlink:actuate="onLoad">
            <text:p/>
          </draw:image>
        </draw:frame>
        <draw:frame draw:style-name="gr1" draw:text-style-name="P1" draw:layer="layout" svg:width="2.645cm" svg:height="2.38cm" svg:x="5.594cm" svg:y="11.668cm">
          <draw:image xlink:href="Pictures/10000201000000640000005A54371F04D8E05F41.png" xlink:type="simple" xlink:show="embed" xlink:actuate="onLoad">
            <text:p/>
          </draw:image>
        </draw:frame>
        <draw:frame draw:style-name="gr1" draw:text-style-name="P1" draw:layer="layout" svg:width="2.794cm" svg:height="2.794cm" svg:x="9.255cm" svg:y="11.414cm">
          <draw:image xlink:href="Pictures/10000201000000C8000000C8B220BB0443C96CA8.png" xlink:type="simple" xlink:show="embed" xlink:actuate="onLoad">
            <text:p/>
          </draw:image>
        </draw:frame>
        <draw:frame draw:style-name="gr1" draw:text-style-name="P1" draw:layer="layout" svg:width="4.748cm" svg:height="3.556cm" svg:x="6.285cm" svg:y="14.208cm">
          <draw:image xlink:href="Pictures/1000020100000103000000C2A0441A7564B4C822.png" xlink:type="simple" xlink:show="embed" xlink:actuate="onLoad">
            <text:p/>
          </draw:image>
        </draw:frame>
        <draw:frame draw:style-name="gr1" draw:text-style-name="P1" draw:layer="layout" svg:width="3.089cm" svg:height="3.089cm" svg:x="3.54cm" svg:y="14.675cm">
          <draw:image xlink:href="Pictures/10000201000000A0000000A06E2F81CC144453DC.png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1" draw:text-style-name="P1" draw:layer="layout" svg:width="4.748cm" svg:height="3.556cm" svg:x="17.383cm" svg:y="5.191cm">
          <draw:image xlink:href="Pictures/1000020100000103000000C2A0441A7564B4C822.png" xlink:type="simple" xlink:show="embed" xlink:actuate="onLoad">
            <text:p/>
          </draw:image>
        </draw:frame>
        <draw:frame draw:style-name="gr1" draw:text-style-name="P1" draw:layer="layout" svg:width="4.127cm" svg:height="4.127cm" svg:x="13.954cm" svg:y="4.81cm">
          <draw:image xlink:href="Pictures/100002010000009C0000009CD14D2938A1A71EBF.png" xlink:type="simple" xlink:show="embed" xlink:actuate="onLoad">
            <text:p/>
          </draw:image>
        </draw:frame>
        <draw:frame draw:style-name="gr1" draw:text-style-name="P1" draw:layer="layout" svg:width="3.048cm" svg:height="3.048cm" svg:x="6.334cm" svg:y="2.016cm">
          <draw:image xlink:href="Pictures/10000201000000C8000000C8E5CCEDE5150DF75F.png" xlink:type="simple" xlink:show="embed" xlink:actuate="onLoad">
            <text:p/>
          </draw:image>
        </draw:frame>
        <draw:frame draw:style-name="gr1" draw:text-style-name="P1" draw:layer="layout" svg:width="2.38cm" svg:height="2.38cm" svg:x="10.757cm" svg:y="2.337cm">
          <draw:image xlink:href="Pictures/100002010000005A0000005AFC24DE79CD8E3500.png" xlink:type="simple" xlink:show="embed" xlink:actuate="onLoad">
            <text:p/>
          </draw:image>
        </draw:frame>
        <draw:frame draw:style-name="gr1" draw:text-style-name="P1" draw:layer="layout" svg:width="3.876cm" svg:height="3.048cm" svg:x="2.016cm" svg:y="2.27cm">
          <draw:image xlink:href="Pictures/100002010000012C000000EC0E3E36777C0F8461.png" xlink:type="simple" xlink:show="embed" xlink:actuate="onLoad">
            <text:p/>
          </draw:image>
        </draw:frame>
        <draw:frame draw:style-name="gr1" draw:text-style-name="P1" draw:layer="layout" svg:width="4.216cm" svg:height="3.175cm" svg:x="7.08cm" svg:y="8.266cm">
          <draw:image xlink:href="Pictures/10000201000001D20000015F5BBDC6901DD2AB87.png" xlink:type="simple" xlink:show="embed" xlink:actuate="onLoad">
            <text:p/>
          </draw:image>
        </draw:frame>
        <draw:frame draw:style-name="gr1" draw:text-style-name="P1" draw:layer="layout" svg:width="5.504cm" svg:height="3.302cm" svg:x="11.625cm" svg:y="8.239cm">
          <draw:image xlink:href="Pictures/1000020100000122000000AECE1BBD6129433859.png" xlink:type="simple" xlink:show="embed" xlink:actuate="onLoad">
            <text:p/>
          </draw:image>
        </draw:frame>
        <draw:frame draw:style-name="gr1" draw:text-style-name="P1" draw:layer="layout" svg:width="4.059cm" svg:height="3.937cm" svg:x="2.021cm" svg:y="12.049cm">
          <draw:image xlink:href="Pictures/100002010000019000000184A3CC03E3FF5D6737.png" xlink:type="simple" xlink:show="embed" xlink:actuate="onLoad">
            <text:p/>
          </draw:image>
        </draw:frame>
        <draw:frame draw:style-name="gr1" draw:text-style-name="P1" draw:layer="layout" svg:width="3.683cm" svg:height="3.683cm" svg:x="6.588cm" svg:y="12.176cm">
          <draw:image xlink:href="Pictures/10000201000000E1000000E137D769C7FEC3FF6F.png" xlink:type="simple" xlink:show="embed" xlink:actuate="onLoad">
            <text:p/>
          </draw:image>
        </draw:frame>
        <draw:frame draw:style-name="gr1" draw:text-style-name="P1" draw:layer="layout" svg:width="4.634cm" svg:height="4.572cm" svg:x="10.779cm" svg:y="11.795cm">
          <draw:image xlink:href="Pictures/10000201000000E2000000DF1E76EAAFFF8800BF.png" xlink:type="simple" xlink:show="embed" xlink:actuate="onLoad">
            <text:p/>
          </draw:image>
        </draw:frame>
        <draw:frame draw:style-name="gr1" draw:text-style-name="P1" draw:layer="layout" svg:width="2.645cm" svg:height="2.645cm" svg:x="17.405cm" svg:y="8.62cm">
          <draw:image xlink:href="Pictures/100002010000006400000064F39D23348CD91833.png" xlink:type="simple" xlink:show="embed" xlink:actuate="onLoad">
            <text:p/>
          </draw:image>
        </draw:frame>
        <draw:frame draw:style-name="gr1" draw:text-style-name="P1" draw:layer="layout" svg:width="7.016cm" svg:height="3.508cm" svg:x="14.05cm" svg:y="1.889cm">
          <draw:image xlink:href="Pictures/100002010000013E0000009F165138DF672AFBF8.png" xlink:type="simple" xlink:show="embed" xlink:actuate="onLoad">
            <text:p/>
          </draw:image>
        </draw:frame>
        <draw:frame draw:style-name="gr1" draw:text-style-name="P1" draw:layer="layout" svg:width="2.921cm" svg:height="2.921cm" svg:x="2.905cm" svg:y="5.953cm">
          <draw:image xlink:href="Pictures/10000201000000E1000000E17BA476993A0D2587.png" xlink:type="simple" xlink:show="embed" xlink:actuate="onLoad">
            <text:p/>
          </draw:image>
        </draw:frame>
        <draw:frame draw:style-name="gr1" draw:text-style-name="P1" draw:layer="layout" svg:width="2.645cm" svg:height="2.645cm" svg:x="6.588cm" svg:y="5.34cm">
          <draw:image xlink:href="Pictures/1000020100000064000000648AA11D63E22F1D07.png" xlink:type="simple" xlink:show="embed" xlink:actuate="onLoad">
            <text:p/>
          </draw:image>
        </draw:frame>
        <draw:frame draw:style-name="gr1" draw:text-style-name="P1" draw:layer="layout" svg:width="2.645cm" svg:height="2.38cm" svg:x="10.674cm" svg:y="5.478cm">
          <draw:image xlink:href="Pictures/10000201000000640000005A54371F04D8E05F41.png" xlink:type="simple" xlink:show="embed" xlink:actuate="onLoad">
            <text:p/>
          </draw:image>
        </draw:frame>
        <draw:frame draw:style-name="gr1" draw:text-style-name="P1" draw:layer="layout" svg:width="2.794cm" svg:height="2.794cm" svg:x="15.859cm" svg:y="12.303cm">
          <draw:image xlink:href="Pictures/10000201000000C8000000C8B220BB0443C96CA8.png" xlink:type="simple" xlink:show="embed" xlink:actuate="onLoad">
            <text:p/>
          </draw:image>
        </draw:frame>
        <draw:frame draw:style-name="gr1" draw:text-style-name="P1" draw:layer="layout" svg:width="3.089cm" svg:height="3.089cm" svg:x="2.397cm" svg:y="9.214cm">
          <draw:image xlink:href="Pictures/10000201000000A0000000A06E2F81CC144453D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sh berkus</meta:initial-creator>
    <meta:creation-date>2017-06-19T22:12:04.755426396</meta:creation-date>
    <dc:date>2017-06-19T23:06:48.440545250</dc:date>
    <dc:creator>Josh berkus</dc:creator>
    <meta:editing-duration>PT2M24S</meta:editing-duration>
    <meta:editing-cycles>2</meta:editing-cycles>
    <meta:generator>LibreOffice/5.2.7.2$Linux_X86_64 LibreOffice_project/20$Build-2</meta:generator>
    <meta:document-statistic meta:object-count="36"/>
  </office:meta>
</office:document-meta>
</file>